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top="0.423cm" fo:margin-bottom="0.423cm" style:contextual-spacing="false" fo:line-height="100%"/>
      <style:text-properties officeooo:paragraph-rsid="0002ebcc"/>
    </style:style>
    <style:style style:name="P3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02ebcc"/>
    </style:style>
    <style:style style:name="T2" style:family="text">
      <style:text-properties officeooo:rsid="00034cea"/>
    </style:style>
    <style:style style:name="T3" style:family="text">
      <style:text-properties fo:font-weight="bold" officeooo:rsid="00034cea" style:font-weight-asian="bold" style:font-weight-complex="bold"/>
    </style:style>
    <style:style style:name="T4" style:family="text">
      <style:text-properties fo:color="#800080" loext:opacity="100%" fo:font-weight="bold" officeooo:rsid="00034cea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02ebcc"/>
    </style:style>
    <style:style style:name="T7" style:family="text">
      <style:text-properties fo:color="#ff0000" loext:opacity="100%" officeooo:rsid="00034cea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officeooo:rsid="0002ebcc"/>
    </style:style>
    <style:style style:name="T10" style:family="text">
      <style:text-properties fo:color="#00a933" loext:opacity="100%" officeooo:rsid="00034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vid Copperfield is a classic novel by Charles Dickens, published in 1850. <text:span text:style-name="T6">The story</text:span><text:span text:style-name="T5"> follows the life of a young boy, David Copperfield, from his childhood to adulthood.</text:span> The novel explores several themes such as <text:span text:style-name="T8">the </text:span><text:span text:style-name="T9">dangers of social class differences, the power of determination, and the</text:span><text:span text:style-name="T8"> importance of family.</text:span></text:p>
      <text:p text:style-name="P1">The novel opens with David Copperfield's birth. <text:span text:style-name="T6">His childhood is a happy one</text:span><text:span text:style-name="T5"> until his mother remarries and his stepfather, Mr. Murdstone, sends him away to work in a factory </text:span><text:span text:style-name="T6">in London</text:span><text:span text:style-name="T5">.</text:span> This separation is the beginning of David's journey, <text:span text:style-name="T6">which</text:span><text:span text:style-name="T1"> </text:span><text:span text:style-name="T6">is</text:span><text:span text:style-name="T1"> filled</text:span> with trials and tribulations, but also with learning and self-discovery.</text:p>
      <text:p text:style-name="P2">One of the most prominent <text:span text:style-name="T1">and important</text:span> themes of the novel is the <text:span text:style-name="T6">key role</text:span><text:span text:style-name="T5"> </text:span>of family <text:span text:style-name="T6">in our lives</text:span>. Throughout the book, David seeks the comfort of a loving family, first with his mother and later with <text:span text:style-name="T8">Betsey Trotwood, his aunt</text:span>. David's search for familial love <text:span text:style-name="T1">stands in stark contrast to</text:span> the cruelty of<text:span text:style-name="T5"> Mr. Murdstone</text:span> and his schoolmaster Mr. Creakle, <text:span text:style-name="T6">men</text:span> who treat David with contempt and abuse.</text:p>
      <text:p text:style-name="P1">Another theme <text:span text:style-name="T2">examined</text:span> in the novel is the dangers of social class distinctions. <text:span text:style-name="T2">David’s experiences </text:span><text:span text:style-name="T7">serve to</text:span><text:span text:style-name="T2"> show</text:span> the rigid social hierarchy of Victorian England could limit people's opportunities and restrict their potential. For <text:span text:style-name="T7">instance</text:span>, David's friend, James Steerforth, who comes from a wealthy family, has a much easier time in life than David. <text:span text:style-name="T7">Unlike David, James is </text:span><text:span text:style-name="T2">not forced to work hard to </text:span><text:span text:style-name="T4">achive</text:span><text:span text:style-name="T2"> his dreams, </text:span><text:span text:style-name="T7">coursing by on birth and connections instead.</text:span></text:p>
      <text:p text:style-name="P1">The power of <text:span text:style-name="T10">determination</text:span> is another key theme of the novel. David's life is filled with setbacks, but he <text:span text:style-name="T7">refuses to abandon</text:span> his dreams of becoming a writer and finding <text:span text:style-name="T2">true</text:span> happiness. His <text:span text:style-name="T10">perseverance</text:span> leads him to work hard and <text:span text:style-name="T2">eventually</text:span> overcome his obstacles. <text:span text:style-name="T7">By the end of the book, he has</text:span><text:span text:style-name="T5"> </text:span><text:span text:style-name="T7">achieved</text:span><text:span text:style-name="T5"> success as a writer and </text:span><text:span text:style-name="T7">found</text:span><text:span text:style-name="T5"> love with his wife Agnes.</text:span></text:p>
      <text:p text:style-name="P1">David Copperfield is a timeless novel that explores universal themes such as the importance of family, the dangers of <text:span text:style-name="T7">distinctions between social classes</text:span><text:span text:style-name="T5">,</text:span> and the power of <text:span text:style-name="T7">determination</text:span>. Charles Dickens' <text:span text:style-name="T7">expert</text:span> storytelling and richly <text:span text:style-name="T7">depicted</text:span> characters make the novel a<text:span text:style-name="T2">n </text:span>unforgettable read that continues to resonate with readers today.</text:p>
      <text:p text:style-name="normal">(<text:span text:style-name="T2">360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3-06-11T23:24:10.018000000</dc:date>
    <meta:editing-duration>PT14M50S</meta:editing-duration>
    <meta:editing-cycles>3</meta:editing-cycles>
    <meta:document-statistic meta:table-count="0" meta:image-count="0" meta:object-count="0" meta:page-count="1" meta:paragraph-count="7" meta:word-count="362" meta:character-count="2210" meta:non-whitespace-character-count="1855"/>
  </office:meta>
</office:document-meta>
</file>